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3" style:parent-style-name="Textbody" style:family="paragraph">
      <style:paragraph-properties fo:margin-bottom="0in"/>
      <style:text-properties style:font-size-complex="12pt"/>
    </style:style>
    <style:style style:name="P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style:vertical-align="auto"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0" style:parent-style-name="Textbody" style:family="paragraph">
      <style:paragraph-properties fo:margin-bottom="0in"/>
      <style:text-properties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3" style:parent-style-name="Textbody" style:family="paragraph">
      <style:paragraph-properties fo:margin-bottom="0in"/>
      <style:text-properties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6" style:parent-style-name="Textbody" style:family="paragraph">
      <style:paragraph-properties fo:margin-bottom="0in"/>
    </style:style>
    <style:style style:name="T27" style:parent-style-name="DefaultParagraphFont" style:family="text">
      <style:text-properties style:font-size-complex="12pt"/>
    </style:style>
    <style:style style:name="T28" style:parent-style-name="Hyperlink" style:family="text">
      <style:text-properties style:font-size-complex="12pt"/>
    </style:style>
    <style:style style:name="T29" style:parent-style-name="DefaultParagraphFont" style:family="text">
      <style:text-properties style:font-size-complex="12pt"/>
    </style:style>
    <style:style style:name="P30" style:parent-style-name="Textbody" style:family="paragraph">
      <style:paragraph-properties fo:margin-bottom="0in"/>
      <style:text-properties style:font-size-complex="12pt"/>
    </style:style>
    <style:style style:name="P3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32" style:parent-style-name="Textbody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udoku Puzzle Generator</text:p>
      <text:p text:style-name="P3"/>
      <text:p text:style-name="P4">Project Team Members</text:p>
      <text:p text:style-name="P5">Jonas Kety</text:p>
      <text:p text:style-name="P6">Eric Pitts</text:p>
      <text:p text:style-name="P7">Connor Waits</text:p>
      <text:p text:style-name="P8"/>
      <text:p text:style-name="P9">Project Summary</text:p>
      <text:p text:style-name="P10">The aim of this project is to create an application that will randomly<text:s/>generate a sudoku<text:s/>puzzle and<text:s/>allow the user to solve said puzzle through a GUI interface.</text:p>
      <text:p text:style-name="P11"/>
      <text:p text:style-name="P12">Goals and Objectives</text:p>
      <text:p text:style-name="P13">The main goals of our project are:</text:p>
      <text:list text:style-name="LFO2" text:continue-numbering="true">
        <text:list-item>
          <text:p text:style-name="P14">To implement an algorithm to create a 9x9 matrix that is filled out according to the rules of sudoku</text:p>
        </text:list-item>
        <text:list-item>
          <text:p text:style-name="P15">Automatically remove elements from the board to create a challenge without making the puzzle impossible to solve</text:p>
        </text:list-item>
        <text:list-item>
          <text:p text:style-name="P16">Allow user input through touch screen controls</text:p>
        </text:list-item>
        <text:list-item>
          <text:p text:style-name="P17">Check if the users solution to the puzzle is valid</text:p>
        </text:list-item>
      </text:list>
      <text:p text:style-name="P18"/>
      <text:p text:style-name="P19">GPIO</text:p>
      <text:p text:style-name="P20">No use of GPIO is planned.</text:p>
      <text:p text:style-name="P21"/>
      <text:p text:style-name="P22">GUI</text:p>
      <text:p text:style-name="P23">A portion of the touch-screen will be dedicated to the puzzle, allowing users to select<text:s/>boxes on the puzzle. The user will also be provided a method of clearing boxes or inputting into boxes via the touchscreen, similar to the keyboard of a phone.</text:p>
      <text:p text:style-name="P24"/>
      <text:p text:style-name="P25">Github Repository</text:p>
      <text:p text:style-name="P26"><text:span text:style-name="T27">This project's Github repository is located at:<text:s/></text:span><text:a xlink:href="https://github.com/epitts1013/RPiFinalProjectGroup9" office:target-frame-name="_top" xlink:show="replace"><text:span text:style-name="T28">https://github.com/epitts1013/RPiFinalProjectGroup9</text:span></text:a><text:span text:style-name="T29"><text:s/></text:span></text:p>
      <text:p text:style-name="P30"/>
      <text:p text:style-name="P31">Gantt Chart</text:p>
      <text:p text:style-name="P32"><draw:frame draw:style-name="a0" draw:name="Picture 2" text:anchor-type="as-char" svg:x="0in" svg:y="0in" svg:width="7in" svg:height="1.89604in" style:rel-width="scale" style:rel-height="scale"><draw:image xlink:href="media/image1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number:date-style style:name="N2" number:language="en" number:country="US">
      <number:day number:style="long" number:calendar="gregorian"/>
      <number:text> </number:text>
      <number:month number:textual="true" number:calendar="gregorian"/>
      <number:text> </number:text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">Gourd<text:tab/><text:page-number text:fixed="false">1</text:page-number><text:tab/>Last modified:<text:s/><text:date style:data-style-name="N2">03 Apr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ohammad Irteza Khan</meta:initial-creator>
    <dc:creator>Jonas</dc:creator>
    <meta:creation-date>2015-08-23T19:45:00Z</meta:creation-date>
    <dc:date>2018-04-04T02:13:00Z</dc:date>
    <meta:template xlink:href="Normal" xlink:type="simple"/>
    <meta:editing-cycles>252</meta:editing-cycles>
    <meta:editing-duration>PT187652220S</meta:editing-duration>
    <meta:document-statistic meta:page-count="1" meta:paragraph-count="2" meta:word-count="166" meta:character-count="1116" meta:row-count="7" meta:non-whitespace-character-count="952"/>
  </office:meta>
</office:document-meta>
</file>